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Helvetica, sans-serif"/>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top="0in" fo:margin-bottom="0in"/>
    </style:style>
    <style:style style:name="P2" style:family="paragraph" style:parent-style-name="Text_20_body">
      <style:paragraph-properties fo:margin-top="0in" fo:margin-bottom="0in"/>
    </style:style>
    <style:style style:name="P3" style:family="paragraph" style:parent-style-name="Horizontal_20_Line">
      <style:paragraph-properties fo:margin-top="0in" fo:margin-bottom="0.1in"/>
    </style:style>
    <style:style style:name="P4" style:family="paragraph" style:parent-style-name="Text_20_body">
      <style:paragraph-properties fo:margin-top="0in" fo:margin-bottom="0.1in"/>
    </style:style>
    <style:style style:name="P5" style:family="paragraph" style:parent-style-name="Text_20_body">
      <style:paragraph-properties fo:margin-top="0in" fo:margin-bottom="0.1in"/>
      <style:text-properties style:font-name="CMU Serif Extra1" fo:font-weight="bold" style:font-weight-asian="bold" style:font-weight-complex="bold"/>
    </style:style>
    <style:style style:name="P6" style:family="paragraph" style:parent-style-name="Text_20_body">
      <style:paragraph-properties fo:margin-top="0in" fo:margin-bottom="0.1in"/>
      <style:text-properties fo:font-style="italic" style:font-style-asian="italic" style:font-style-complex="italic"/>
    </style:style>
    <style:style style:name="P7" style:family="paragraph" style:parent-style-name="First_20_paragraph">
      <style:paragraph-properties fo:margin-top="0in" fo:margin-bottom="0.0799in"/>
      <style:text-properties fo:font-size="14pt" style:font-size-asian="14pt" style:font-size-complex="14pt"/>
    </style:style>
    <style:style style:name="P8" style:family="paragraph" style:parent-style-name="Horizontal_20_Line">
      <style:paragraph-properties fo:margin-left="0.25in" fo:margin-right="0in" fo:margin-top="0in" fo:margin-bottom="0in" fo:text-indent="-0.25in" style:auto-text-indent="false"/>
      <style:text-properties fo:color="#000000" style:font-name="CMU Serif3" fo:font-size="11pt" fo:font-weight="bold" style:font-size-asian="11pt" style:font-weight-asian="bold" style:font-size-complex="11pt" style:font-weight-complex="bold"/>
    </style:style>
    <style:style style:name="P9" style:family="paragraph" style:parent-style-name="Text_20_body">
      <style:paragraph-properties fo:margin-left="0.25in" fo:margin-right="0in" fo:margin-top="0in" fo:margin-bottom="0.1in" fo:text-indent="-0.25in" style:auto-text-indent="false"/>
    </style:style>
    <style:style style:name="P10" style:family="paragraph" style:parent-style-name="Text_20_body">
      <style:paragraph-properties fo:margin-top="0in" fo:margin-bottom="0.0402in"/>
    </style:style>
    <style:style style:name="P11" style:family="paragraph" style:parent-style-name="Text_20_body">
      <style:paragraph-properties fo:margin-top="0in" fo:margin-bottom="0.0598in"/>
    </style:style>
    <style:style style:name="P12" style:family="paragraph" style:parent-style-name="Heading_20_4">
      <style:text-properties fo:font-weight="bold" style:font-weight-asian="bold" style:font-weight-complex="bold"/>
    </style:style>
    <style:style style:name="P13" style:family="paragraph" style:parent-style-name="Heading_20_4">
      <style:text-properties style:font-name="CMU Serif Extra1"/>
    </style:style>
    <style:style style:name="P14" style:family="paragraph" style:parent-style-name="Heading_20_4">
      <style:paragraph-properties fo:break-before="page"/>
      <style:text-properties fo:font-weight="bold" style:font-weight-asian="bold" style:font-weight-complex="bold"/>
    </style:style>
    <style:style style:name="P15" style:family="paragraph" style:parent-style-name="First_20_paragraph" style:list-style-name="L13">
      <style:text-properties fo:font-weight="bold" style:font-weight-asian="bold" style:font-weight-complex="bold"/>
    </style:style>
    <style:style style:name="P16" style:family="paragraph" style:parent-style-name="First_20_paragraph" style:list-style-name="L9">
      <style:paragraph-properties fo:margin-top="0in" fo:margin-bottom="0in"/>
    </style:style>
    <style:style style:name="P17" style:family="paragraph" style:parent-style-name="First_20_paragraph" style:list-style-name="L13">
      <style:paragraph-properties fo:margin-top="0in" fo:margin-bottom="0in"/>
    </style:style>
    <style:style style:name="P18" style:family="paragraph" style:parent-style-name="First_20_paragraph" style:list-style-name="L13">
      <style:paragraph-properties fo:margin-top="0in" fo:margin-bottom="0in"/>
      <style:text-properties fo:font-weight="bold" style:font-weight-asian="bold" style:font-weight-complex="bold"/>
    </style:style>
    <style:style style:name="P19" style:family="paragraph" style:parent-style-name="First_20_paragraph" style:list-style-name="L16">
      <style:paragraph-properties fo:margin-top="0in" fo:margin-bottom="0in"/>
      <style:text-properties fo:font-weight="bold" style:font-weight-asian="bold" style:font-weight-complex="bold"/>
    </style:style>
    <style:style style:name="P20" style:family="paragraph" style:parent-style-name="First_20_paragraph" style:list-style-name="L9">
      <style:paragraph-properties fo:margin-top="0in" fo:margin-bottom="0.1in"/>
    </style:style>
    <style:style style:name="P21" style:family="paragraph" style:parent-style-name="Text_20_body" style:list-style-name="L10"/>
    <style:style style:name="P22" style:family="paragraph" style:parent-style-name="Text_20_body" style:list-style-name="L13">
      <style:text-properties fo:font-weight="bold" style:font-weight-asian="bold" style:font-weight-complex="bold"/>
    </style:style>
    <style:style style:name="P23" style:family="paragraph" style:parent-style-name="Text_20_body" style:list-style-name="L1">
      <style:paragraph-properties fo:margin-top="0in" fo:margin-bottom="0in"/>
    </style:style>
    <style:style style:name="P24" style:family="paragraph" style:parent-style-name="Text_20_body" style:list-style-name="L2">
      <style:paragraph-properties fo:margin-top="0in" fo:margin-bottom="0in"/>
    </style:style>
    <style:style style:name="P25" style:family="paragraph" style:parent-style-name="Text_20_body" style:list-style-name="L3">
      <style:paragraph-properties fo:margin-top="0in" fo:margin-bottom="0in"/>
    </style:style>
    <style:style style:name="P26" style:family="paragraph" style:parent-style-name="Text_20_body" style:list-style-name="L4">
      <style:paragraph-properties fo:margin-top="0in" fo:margin-bottom="0in"/>
    </style:style>
    <style:style style:name="P27" style:family="paragraph" style:parent-style-name="Text_20_body" style:list-style-name="L5">
      <style:paragraph-properties fo:margin-top="0in" fo:margin-bottom="0in"/>
      <style:text-properties style:font-name="CMU Serif Extra1"/>
    </style:style>
    <style:style style:name="P28" style:family="paragraph" style:parent-style-name="Text_20_body" style:list-style-name="L6">
      <style:paragraph-properties fo:margin-top="0in" fo:margin-bottom="0in"/>
      <style:text-properties style:font-name="CMU Serif Extra1"/>
    </style:style>
    <style:style style:name="P29" style:family="paragraph" style:parent-style-name="Text_20_body" style:list-style-name="L7">
      <style:paragraph-properties fo:margin-top="0in" fo:margin-bottom="0in"/>
    </style:style>
    <style:style style:name="P30" style:family="paragraph" style:parent-style-name="Text_20_body" style:list-style-name="L8">
      <style:paragraph-properties fo:margin-top="0in" fo:margin-bottom="0in"/>
    </style:style>
    <style:style style:name="P31" style:family="paragraph" style:parent-style-name="Text_20_body" style:list-style-name="L10">
      <style:paragraph-properties fo:margin-top="0in" fo:margin-bottom="0in"/>
    </style:style>
    <style:style style:name="P32" style:family="paragraph" style:parent-style-name="Text_20_body" style:list-style-name="L11">
      <style:paragraph-properties fo:margin-top="0in" fo:margin-bottom="0in"/>
    </style:style>
    <style:style style:name="P33" style:family="paragraph" style:parent-style-name="Text_20_body" style:list-style-name="L12">
      <style:paragraph-properties fo:margin-top="0in" fo:margin-bottom="0in"/>
    </style:style>
    <style:style style:name="P34" style:family="paragraph" style:parent-style-name="Text_20_body" style:list-style-name="L13">
      <style:paragraph-properties fo:margin-top="0in" fo:margin-bottom="0in"/>
    </style:style>
    <style:style style:name="P35" style:family="paragraph" style:parent-style-name="Text_20_body" style:list-style-name="L13">
      <style:paragraph-properties fo:margin-top="0in" fo:margin-bottom="0in"/>
      <style:text-properties fo:font-weight="bold" style:font-weight-asian="bold" style:font-weight-complex="bold"/>
    </style:style>
    <style:style style:name="P36" style:family="paragraph" style:parent-style-name="Text_20_body" style:list-style-name="L14">
      <style:paragraph-properties fo:margin-top="0in" fo:margin-bottom="0in"/>
      <style:text-properties fo:font-weight="bold" style:font-weight-asian="bold" style:font-weight-complex="bold"/>
    </style:style>
    <style:style style:name="P37" style:family="paragraph" style:parent-style-name="Text_20_body" style:list-style-name="L15">
      <style:paragraph-properties fo:margin-top="0in" fo:margin-bottom="0in"/>
      <style:text-properties fo:font-weight="bold" style:font-weight-asian="bold" style:font-weight-complex="bold"/>
    </style:style>
    <style:style style:name="P38" style:family="paragraph" style:parent-style-name="Text_20_body">
      <style:paragraph-properties fo:margin-top="0in" fo:margin-bottom="0.1in"/>
    </style:style>
    <style:style style:name="P39" style:family="paragraph" style:parent-style-name="Text_20_body" style:list-style-name="L1">
      <style:paragraph-properties fo:margin-top="0in" fo:margin-bottom="0.1in"/>
    </style:style>
    <style:style style:name="P40" style:family="paragraph" style:parent-style-name="Text_20_body" style:list-style-name="L2">
      <style:paragraph-properties fo:margin-top="0in" fo:margin-bottom="0.1in"/>
    </style:style>
    <style:style style:name="P41" style:family="paragraph" style:parent-style-name="Text_20_body" style:list-style-name="L3">
      <style:paragraph-properties fo:margin-top="0in" fo:margin-bottom="0.1in"/>
    </style:style>
    <style:style style:name="P42" style:family="paragraph" style:parent-style-name="Text_20_body" style:list-style-name="L4">
      <style:paragraph-properties fo:margin-top="0in" fo:margin-bottom="0.1in"/>
    </style:style>
    <style:style style:name="P43" style:family="paragraph" style:parent-style-name="Text_20_body" style:list-style-name="L7">
      <style:paragraph-properties fo:margin-top="0in" fo:margin-bottom="0.1in"/>
    </style:style>
    <style:style style:name="P44" style:family="paragraph" style:parent-style-name="Text_20_body" style:list-style-name="L8">
      <style:paragraph-properties fo:margin-top="0in" fo:margin-bottom="0.1in"/>
    </style:style>
    <style:style style:name="P45" style:family="paragraph" style:parent-style-name="Text_20_body" style:list-style-name="L11">
      <style:paragraph-properties fo:margin-top="0in" fo:margin-bottom="0.1in"/>
    </style:style>
    <style:style style:name="P46" style:family="paragraph" style:parent-style-name="Text_20_body" style:list-style-name="L12">
      <style:paragraph-properties fo:margin-top="0in" fo:margin-bottom="0.1in"/>
    </style:style>
    <style:style style:name="P47" style:family="paragraph" style:parent-style-name="Text_20_body" style:list-style-name="L13">
      <style:paragraph-properties fo:margin-top="0in" fo:margin-bottom="0.1in"/>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 style:font-name-asian="Courier New" style:font-name-complex="Courier New"/>
    </style:style>
    <style:style style:name="T4" style:family="text">
      <style:text-properties style:font-name="CMU Serif Extra1"/>
    </style:style>
    <style:style style:name="T5" style:family="text">
      <style:text-properties style:font-name="CMU Serif Extra1" fo:font-weight="normal" style:font-weight-asian="normal" style:font-weight-complex="normal"/>
    </style:style>
    <style:style style:name="T6" style:family="text">
      <style:text-properties style:font-name="CMU Serif Extra1" fo:font-weight="bold" style:font-weight-asian="bold" style:font-weight-complex="bold"/>
    </style:style>
    <style:style style:name="T7" style:family="text">
      <style:text-properties style:font-name="CMU Serif3" fo:font-size="10pt" fo:font-style="normal" fo:font-weight="bold" style:font-size-asian="10pt" style:font-style-asian="normal" style:font-weight-asian="bold" style:font-size-complex="10pt" style:font-style-complex="normal" style:font-weight-complex="bold"/>
    </style:style>
    <style:style style:name="T8" style:family="text">
      <style:text-properties fo:font-style="normal" style:font-style-asian="normal" style:font-style-complex="normal"/>
    </style:style>
    <style:style style:name="T9" style:family="text">
      <style:text-properties style:text-position="super 58%"/>
    </style:style>
    <style:style style:name="T10" style:family="text">
      <style:text-properties style:text-position="super 58%" fo:font-style="italic" style:font-style-asian="italic" style:font-style-complex="italic"/>
    </style:style>
    <style:style style:name="T11" style:family="text">
      <style:text-properties style:font-name="CMU Serif Extra" fo:font-weight="bold"/>
    </style:style>
    <style:style style:name="T12" style:family="text">
      <style:text-properties fo:font-variant="normal" fo:text-transform="none" fo:color="#222222" style:font-name="Arial" fo:font-size="12pt" fo:letter-spacing="normal" fo:font-style="normal" fo:font-weight="normal"/>
    </style:style>
    <style:style style:name="fr1" style:family="graphic" style:parent-style-name="Graphics">
      <style:graphic-properties fo:margin-top="0.1in" fo:margin-bottom="0.14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Evaluating Social Schemes for <text:s text:c="13"/>Recovering Control of an Identifier</text:p>
      <text:p text:style-name="Heading_20_1a_20_Sub_20_WoT">a white paper from Rebooting the Web of Trust VIII</text:p>
      <text:p text:style-name="Heading_20_1b_20_Sub_20_Author">by Sean Gilligan, <text:span text:style-name="T12">Gregory Jones</text:span>, Adin Schmahmann, Andrew Hughes, and Christopher Allen</text:p>
      <text:h text:style-name="Heading_20_2" text:outline-level="2">Abstract</text:h>
      <text:p text:style-name="First_20_paragraph">As systems where people are required to manage their own cryptographic keys become more popular, social recovery or reissuance of keys increases in importance. Such systems are inherently empowering to users but safeguarding keys is a hard problem.</text:p>
      <text:p text:style-name="Text_20_body">We focus on the social recovery of control of an identifier. There are several techniques to re-assert control over identifiers including key recovery and issuance of a new key. In many situations it is preferrable to establish a new key than recover the old one.</text:p>
      <text:p text:style-name="Text_20_body"><draw:frame draw:style-name="fr1" draw:name="graphics1" text:anchor-type="paragraph" svg:x="0in" svg:y="2.2543in" svg:width="7in" svg:height="2.7992in" draw:z-index="0"><draw:image xlink:href="../../../../../../Dropbox/RWOT/Sponsor%20Logo%20Boxes/sponsors-rwt8.png" xlink:type="simple" xlink:show="embed" xlink:actuate="onLoad"/></draw:frame>We propose a rubrik for evaluating such schemes, and give a brief overview of possible schemes to consider.</text:p>
      <text:h text:style-name="Heading_20_2" text:outline-level="2">Introduction</text:h>
      <text:p text:style-name="First_20_paragraph">With traditional multi-user systems, such as web-based services where users authenticate with a username and password, there is typically an authority who may revoke, re-issue, or modify identifiers when problems arise. In recent years, the limitations of this model have become more apparent, but there are also problems with giving individual users ultimate control of their identifiers.</text:p>
      <text:p text:style-name="Text_20_body">Several proposals have been made for 'social recovery', generally involving consensus of a quorum of trusted peers chosen by the user themself. These offer a promising compromise but there are a multitude of social, technical, and contextual factors which should be considered before adopting such a scheme.</text:p>
      <text:p text:style-name="Text_20_body"><text:soft-page-break/>We address this problem by defining a rubrik to help determine the suitability of different social recovery schemes in a particular context.</text:p>
      <text:h text:style-name="Heading_20_2" text:outline-level="2">Definition of terms used in this paper</text:h>
      <text:h text:style-name="Heading_20_4" text:outline-level="4">Actors</text:h>
      <text:list xml:id="list69910900951912883" text:style-name="L1">
        <text:list-item>
          <text:p text:style-name="P23"><text:span text:style-name="T5">User: </text:span>The entity whose key may need to be recovered.</text:p>
        </text:list-item>
        <text:list-item>
          <text:p text:style-name="P23"><text:span text:style-name="T6">Peers</text:span><text:span text:style-name="T4">: </text:span>The entities who will be assisting the <text:span text:style-name="T1">User</text:span> in recovering their identity.</text:p>
        </text:list-item>
        <text:list-item>
          <text:p text:style-name="P39"><text:span text:style-name="T6">Adversaries</text:span><text:span text:style-name="T4">: </text:span>Potential attackers who may want to hinder recovery, gain private data by eavesdropping, or impersonate the user or peers. This could involve both technical vulnerabilities and social engineering techniques.</text:p>
        </text:list-item>
      </text:list>
      <text:h text:style-name="Heading_20_4" text:outline-level="4">Lifecycle of Indentifiers</text:h>
      <text:list xml:id="list5516472988608150985" text:style-name="L2">
        <text:list-item>
          <text:p text:style-name="P24"><text:span text:style-name="T6">Setup</text:span><text:span text:style-name="T4">: </text:span>The user does any preparation work required to use the recovery scheme in the future.</text:p>
        </text:list-item>
        <text:list-item>
          <text:p text:style-name="P24"><text:span text:style-name="T6">Stasis</text:span><text:span text:style-name="T4">: </text:span>The time between the user's setup phase and the recovery phase.</text:p>
        </text:list-item>
        <text:list-item>
          <text:p text:style-name="P40"><text:span text:style-name="T6">Recovery</text:span><text:span text:style-name="T4">: </text:span>The recovery method is used to assert control over their identifier.</text:p>
        </text:list-item>
      </text:list>
      <text:h text:style-name="Heading_20_4" text:outline-level="4">Identfier Recovery Scenarios</text:h>
      <text:list xml:id="list9093258415954314105" text:style-name="L3">
        <text:list-item>
          <text:p text:style-name="P25"><text:span text:style-name="T6">Lost Secret:</text:span><text:span text:style-name="T4"> </text:span>Control of the identifier has been lost, but it has not been compromised. For example, device has fallen in the sea.</text:p>
        </text:list-item>
        <text:list-item>
          <text:p text:style-name="P25"><text:span text:style-name="T6">Compromised Secret:</text:span><text:span text:style-name="T4"> </text:span>For example, device is stolen.</text:p>
        </text:list-item>
        <text:list-item>
          <text:p text:style-name="P41"><text:span text:style-name="T6">Inheritance:</text:span><text:span text:style-name="T4"> </text:span>After death or incapacitation we want to enable control of the identifier to our heirs.</text:p>
        </text:list-item>
      </text:list>
      <text:h text:style-name="Heading_20_2" text:outline-level="2">A Rubrik for Evaluating Recovery Schemes</text:h>
      <text:h text:style-name="Heading_20_3" text:outline-level="3">Actor Experience</text:h>
      <text:h text:style-name="Heading_20_4" text:outline-level="4"><text:span text:style-name="T1">1.</text:span><text:span text:style-name="T1"> </text:span><text:span text:style-name="T1">Must</text:span><text:span text:style-name="T1"> </text:span><text:span text:style-name="T1">peers</text:span><text:span text:style-name="T1"> </text:span><text:span text:style-name="T1">know</text:span><text:span text:style-name="T1"> </text:span><text:span text:style-name="T1">their</text:span><text:span text:style-name="T1"> </text:span><text:span text:style-name="T1">involvement</text:span><text:span text:style-name="T1"> </text:span><text:span text:style-name="T1">before</text:span><text:span text:style-name="T1"> </text:span><text:span text:style-name="T1">the</text:span><text:span text:style-name="T1"> </text:span><text:span text:style-name="T1">setup</text:span><text:span text:style-name="T1"> </text:span><text:span text:style-name="T1">phase?</text:span></text:h>
      <text:p text:style-name="Text_20_body">Is it possible for a peer to be a potential assistant in recovery without their knowledge? This has advantages in terms of security, as if a peer does not even know they could play a role in recovery it makes social engineering from an adversary considerably more difficult. However, it is more prone to error, as there is no possibility to gain confirmation from the peer that the setup phase was successful. There are also consent issues.</text:p>
      <text:p text:style-name="Text_20_body">Furthermore, we should consider whether there any additional preparation required on the part of the user or peers, such as contacting them 'out of band' and asking them to install specific software.</text:p>
      <text:h text:style-name="P12" text:outline-level="4"/>
      <text:h text:style-name="P14" text:outline-level="4">2. Is it necessary to gain consent from trusted peers?</text:h>
      <text:p text:style-name="Text_20_body">This might not seem like a big issue, since it concerns the potential loss of data for the user themselves, not the peers. But research from running role-playing workshops, as well as from actual experience, shows users are often uncomfortable about the idea of 'holding responsibility' of providing assistance in recovery.</text:p>
      <text:p text:style-name="Text_20_body">This reluctance is considerably reduced if the potential peer is fully understands that they are not completely depended upon for recovery, for example in the case of threshold-based schemes, where there is a tolerance to unavailablilty of some peers. However, since these concepts are not widely understood, gaining consent can involve additional work on the part of the user, to make sure peers propery understand their roles.</text:p>
      <text:h text:style-name="Heading_20_4" text:outline-level="4"><text:span text:style-name="T1">3.</text:span><text:span text:style-name="T1"> </text:span><text:span text:style-name="T1">What</text:span><text:span text:style-name="T1"> </text:span><text:span text:style-name="T1">involvement</text:span><text:span text:style-name="T1"> </text:span><text:span text:style-name="T1">is</text:span><text:span text:style-name="T1"> </text:span><text:span text:style-name="T1">required</text:span><text:span text:style-name="T1"> </text:span><text:span text:style-name="T1">from</text:span><text:span text:style-name="T1"> </text:span><text:span text:style-name="T1">peers</text:span><text:span text:style-name="T1"> </text:span><text:span text:style-name="T1">during</text:span><text:span text:style-name="T1"> </text:span><text:span text:style-name="T1">stasis?</text:span></text:h>
      <text:p text:style-name="Text_20_body">For example, do they need to keep a device online, or check a particular service for notifications?</text:p>
      <text:h text:style-name="Heading_20_4" text:outline-level="4"><text:span text:style-name="T1">3.1 If significant involvement is required, does the scheme have any mitigation efforts?</text:span> </text:h>
      <text:p text:style-name="Text_20_body">These could include: </text:p>
      <text:list xml:id="list3008243643972167386" text:style-name="L4">
        <text:list-item>
          <text:p text:style-name="P26"><text:span text:style-name="T6">External Incentives</text:span><text:span text:style-name="T4"> </text:span>(friendship, business, family). If the peer is a friend or family member, they may be willing to make an effort to be available to assist in recovery. If they are a colleage they may have a duty provide mutual support for team members.</text:p>
        </text:list-item>
        <text:list-item>
          <text:p text:style-name="P26">Utilising a peer's <text:span text:style-name="T4">E</text:span><text:span text:style-name="T6">xisting Incentives</text:span><text:span text:style-name="T1">.</text:span> If the scheme relies on a particular device or a private key which also serves some other purpose (such as securing funds or an account for some other service) the peer will already have a personal incentive to safeguard that device or key.</text:p>
        </text:list-item>
        <text:list-item>
          <text:p text:style-name="P42"><text:span text:style-name="T6">Explicit Rewards.</text:span> A scheme could have some formal incentive system, either by gamification (for example, the user must act as a peer for somebody else in exchange) or by a financial incentive such as cryptocurrency.</text:p>
        </text:list-item>
      </text:list>
      <text:h text:style-name="Heading_20_4" text:outline-level="4"><text:span text:style-name="T1">4.</text:span><text:span text:style-name="T1"> </text:span><text:span text:style-name="T1">What</text:span><text:span text:style-name="T1"> </text:span><text:span text:style-name="T1">involvement</text:span><text:span text:style-name="T1"> </text:span><text:span text:style-name="T1">is</text:span><text:span text:style-name="T1"> </text:span><text:span text:style-name="T1">required</text:span><text:span text:style-name="T1"> </text:span><text:span text:style-name="T1">from</text:span><text:span text:style-name="T1"> </text:span><text:span text:style-name="T1">the</text:span><text:span text:style-name="T1"> </text:span><text:span text:style-name="T1">user</text:span><text:span text:style-name="T1"> </text:span><text:span text:style-name="T1">during</text:span><text:span text:style-name="T1"> </text:span><text:span text:style-name="T1">stasis?</text:span></text:h>
      <text:p text:style-name="Text_20_body">This might include keeping a device online or checking for notifications from peers.</text:p>
      <text:h text:style-name="Heading_20_4" text:outline-level="4"><text:span text:style-name="T1">5.</text:span><text:span text:style-name="T1"> </text:span><text:span text:style-name="T1">How</text:span><text:span text:style-name="T1"> </text:span><text:span text:style-name="T1">does</text:span><text:span text:style-name="T1"> </text:span><text:span text:style-name="T1">the</text:span><text:span text:style-name="T1"> </text:span><text:span text:style-name="T1">scheme</text:span><text:span text:style-name="T1"> </text:span><text:span text:style-name="T1">deal</text:span><text:span text:style-name="T1"> </text:span><text:span text:style-name="T1">with</text:span><text:span text:style-name="T1"> </text:span><text:span text:style-name="T1">a</text:span><text:span text:style-name="T1"> </text:span><text:span text:style-name="T1">loss</text:span><text:span text:style-name="T1"> </text:span><text:span text:style-name="T1">of</text:span><text:span text:style-name="T1"> </text:span><text:span text:style-name="T1">confidence</text:span><text:span text:style-name="T1"> </text:span><text:span text:style-name="T1">in</text:span><text:span text:style-name="T1"> </text:span><text:span text:style-name="T1">one</text:span><text:span text:style-name="T1"> </text:span><text:span text:style-name="T1">of</text:span><text:span text:style-name="T1"> </text:span><text:span text:style-name="T1">the</text:span><text:span text:style-name="T1"> </text:span><text:span text:style-name="T1">peers?</text:span></text:h>
      <text:p text:style-name="Text_20_body">Relationships change over time and trust is not static. If a peer is a colleague, they may leave the organisation. If a peer is a friend, the relationship might go bad, or the peer's personal circumstances may change.</text:p>
      <text:p text:style-name="Text_20_body">Furthermore a peer's personal device or key might be compromised by an adversary.</text:p>
      <text:p text:style-name="Text_20_body">A good scheme should have a method of revoking trust from a specific peer.</text:p>
      <text:h text:style-name="Heading_20_3" text:outline-level="3">Threat Model</text:h>
      <text:h text:style-name="Heading_20_4" text:outline-level="4"><text:span text:style-name="T1">6.</text:span><text:span text:style-name="T1"> </text:span><text:span text:style-name="T1">Can</text:span><text:span text:style-name="T1"> </text:span><text:span text:style-name="T1">the</text:span><text:span text:style-name="T1"> </text:span><text:span text:style-name="T1">scheme</text:span><text:span text:style-name="T1"> </text:span><text:span text:style-name="T1">work</text:span><text:span text:style-name="T1"> </text:span><text:span text:style-name="T1">in</text:span><text:span text:style-name="T1"> </text:span><text:span text:style-name="T1">a</text:span><text:span text:style-name="T1"> </text:span><text:span text:style-name="T1">distributed</text:span><text:span text:style-name="T1"> </text:span><text:span text:style-name="T1">architecture?</text:span></text:h>
      <text:p text:style-name="Text_20_body">Distributed architectures or peer to peer networks have advantages for security schemes brought by the absence of a single point of failure, such as better resilience to surveillance, censorship, or takedown by an authority or the server owner, and a tolerance to particular connections being poor.</text:p>
      <text:p text:style-name="Text_20_body">However these systems also have less desirable properties which should be considered when choosing a scheme, for example <text:soft-page-break/>high latency and partitioned networks where there is not connectivity between all nodes. Without a centralized 'single source of truth' it is impossible to know a given node has the most up-to-date information, which means there must be a strategy for resolving conflicts.</text:p>
      <text:h text:style-name="Heading_20_4" text:outline-level="4"><text:span text:style-name="T1">7.</text:span><text:span text:style-name="T1"> </text:span><text:span text:style-name="T1">How</text:span><text:span text:style-name="T1"> </text:span><text:span text:style-name="T1">well</text:span><text:span text:style-name="T1"> </text:span><text:span text:style-name="T1">does</text:span><text:span text:style-name="T1"> </text:span><text:span text:style-name="T1">the</text:span><text:span text:style-name="T1"> </text:span><text:span text:style-name="T1">system</text:span><text:span text:style-name="T1"> </text:span><text:span text:style-name="T1">deal</text:span><text:span text:style-name="T1"> </text:span><text:span text:style-name="T1">with</text:span><text:span text:style-name="T1"> </text:span><text:span text:style-name="T1">malicious</text:span><text:span text:style-name="T1"> </text:span><text:span text:style-name="T1">behaviour</text:span><text:span text:style-name="T1"> </text:span><text:span text:style-name="T1">of</text:span><text:span text:style-name="T1"> </text:span><text:span text:style-name="T1">individual</text:span><text:span text:style-name="T1"> </text:span><text:span text:style-name="T1">peers?</text:span></text:h>
      <text:p text:style-name="Text_20_body">The assumption of threshold-based schemes is generally that peers can be trusted to the extent that <text:span text:style-name="T2">m</text:span>-of-<text:span text:style-name="T2">n</text:span> peers will not collude against the user. This means that the scheme should tolerate the misbehaviour of up to <text:span text:style-name="T2">m</text:span> - 1 peers.</text:p>
      <text:h text:style-name="P12" text:outline-level="4">8. Is there a single point of compromise during recovery?</text:h>
      <text:p text:style-name="Text_20_body">The procedure of the recovery process should be considered carefully, as this is where operations take place that present a great threat if compromised, such as the reconstruction of a private key. Therefore one should consider factors such as where computation takes place, whether any information remain in memory, and where the results such as private keys are stored afterwards. In some cases it is appropriate to use Trusted Execution Environments (TEEs).</text:p>
      <text:h text:style-name="Heading_20_4" text:outline-level="4"><text:span text:style-name="T1">9.</text:span><text:span text:style-name="T1"> </text:span><text:span text:style-name="T1">Is</text:span><text:span text:style-name="T1"> </text:span><text:span text:style-name="T1">anonymity</text:span><text:span text:style-name="T1"> </text:span><text:span text:style-name="T1">of</text:span><text:span text:style-name="T1"> </text:span><text:span text:style-name="T1">the</text:span><text:span text:style-name="T1"> </text:span><text:span text:style-name="T1">trusted</text:span><text:span text:style-name="T1"> </text:span><text:span text:style-name="T1">peers</text:span><text:span text:style-name="T1"> </text:span><text:span text:style-name="T1">maintained?</text:span></text:h>
      <text:p text:style-name="Text_20_body">This can be divided into two subcategories:</text:p>
      <text:list xml:id="list9003014157517295614" text:style-name="L5">
        <text:list-item>
          <text:p text:style-name="P27"><text:span text:style-name="T1">Anonymity</text:span><text:span text:style-name="T1"> </text:span><text:span text:style-name="T1">from</text:span><text:span text:style-name="T1"> </text:span><text:span text:style-name="T1">outsiders</text:span></text:p>
        </text:list-item>
      </text:list>
      <text:p text:style-name="First_20_paragraph">If an adversary can determine who the peers are, they are in a better position to make an attack, either through social engineering or compromising devices or accounts belonging to the peers.</text:p>
      <text:list xml:id="list3487344230619495555" text:style-name="L6">
        <text:list-item>
          <text:p text:style-name="P28"><text:span text:style-name="T1">Anonymity</text:span><text:span text:style-name="T1"> </text:span><text:span text:style-name="T1">between</text:span><text:span text:style-name="T1"> </text:span><text:span text:style-name="T1">peers</text:span></text:p>
        </text:list-item>
      </text:list>
      <text:p text:style-name="First_20_paragraph">For added security, it may be desirable that the peers themselves do not know who each other are. This makes it difficult for them to maliciously collude against the user, but it also makes recovery more difficult in the inheritance case.</text:p>
      <text:p text:style-name="Text_20_body">For lost or compromised indentifiers, the user can contact the peers (provided they can remember who they were). But in the inhertance case, where the user is incapacitated or dead, things are made complicated if the peers do not know who each other are.</text:p>
      <text:p text:style-name="Text_20_body">One solution to this is a 'proof-of-custody' scheme. Suppose the peers all hold a common piece of data, some kind of unique identifier for the key they are protecting. In the case that a peer learns that something bad has happened to the user, they can 'broadcast' the hash of this piece of data. By broadcast we mean publish it publicly somewhere where other users of this scheme know to look. The other peers each respond <text:span text:style-name="T1">privately</text:span> with the actual piece of data, proving that they are also part of the recovery group, and they can then proceed with the recovery process.</text:p>
      <text:h text:style-name="Heading_20_4" text:outline-level="4"><text:span text:style-name="T1">10.</text:span><text:span text:style-name="T1"> </text:span><text:span text:style-name="T1">What</text:span><text:span text:style-name="T1"> </text:span><text:span text:style-name="T1">security</text:span><text:span text:style-name="T1"> </text:span><text:span text:style-name="T1">assumptions</text:span><text:span text:style-name="T1"> </text:span><text:span text:style-name="T1">does</text:span><text:span text:style-name="T1"> </text:span><text:span text:style-name="T1">the</text:span><text:span text:style-name="T1"> </text:span><text:span text:style-name="T1">scheme</text:span><text:span text:style-name="T1"> </text:span><text:span text:style-name="T1">rely</text:span><text:span text:style-name="T1"> </text:span><text:span text:style-name="T1">on?</text:span></text:h>
      <text:p text:style-name="Text_20_body">This is an important part of threat modeling. We should be able to identify the hard problems an adversary faces, such as the strength of a paricular cryptographic algorithm.</text:p>
      <text:h text:style-name="Heading_20_3" text:outline-level="3">External factors</text:h>
      <text:h text:style-name="Heading_20_4" text:outline-level="4"><text:span text:style-name="T1">11.</text:span><text:span text:style-name="T1"> </text:span><text:span text:style-name="T1">How</text:span><text:span text:style-name="T1"> </text:span><text:span text:style-name="T1">to</text:span><text:span text:style-name="T1"> </text:span><text:span text:style-name="T1">measure/monitor</text:span><text:span text:style-name="T1"> </text:span><text:span text:style-name="T1">the</text:span><text:span text:style-name="T1"> </text:span><text:span text:style-name="T1">strength</text:span><text:span text:style-name="T1"> </text:span><text:span text:style-name="T1">of</text:span><text:span text:style-name="T1"> </text:span><text:span text:style-name="T1">the</text:span><text:span text:style-name="T1"> </text:span><text:span text:style-name="T1">backup</text:span><text:span text:style-name="T1"> </text:span><text:span text:style-name="T1">network?</text:span></text:h>
      <text:list xml:id="list5218298706197013882" text:style-name="L7">
        <text:list-item>
          <text:p text:style-name="P29"><text:span text:style-name="T6">Health Check.</text:span> Is there any way of knowing that the peers are still available and able to participate in recovery? Is there an automated means to regularly check this? Does this process require effort or costs on the part of the user or peers?</text:p>
        </text:list-item>
        <text:list-item>
          <text:p text:style-name="P43"><text:soft-page-break/><text:span text:style-name="T6">Transitive (indirect) Peers.</text:span><text:span text:style-name="T4"> </text:span>In the case that each peer's own identity is subsequently secured by a further set of peers, how can we be sure that these peers continue to exist? For security reasons, it is desirable that we do not know the identities of these secondary peers, but that we have a way of proving that the 'secondary health check' has passed successfully.</text:p>
        </text:list-item>
      </text:list>
      <text:h text:style-name="Heading_20_4" text:outline-level="4"><text:span text:style-name="T1">12.</text:span><text:span text:style-name="T1"> </text:span><text:span text:style-name="T1">Does</text:span><text:span text:style-name="T1"> </text:span><text:span text:style-name="T1">the</text:span><text:span text:style-name="T1"> </text:span><text:span text:style-name="T1">scheme</text:span><text:span text:style-name="T1"> </text:span><text:span text:style-name="T1">address</text:span><text:span text:style-name="T1"> </text:span><text:span text:style-name="T1">the</text:span><text:span text:style-name="T1"> </text:span><text:span text:style-name="T1">'network</text:span><text:span text:style-name="T1"> </text:span><text:span text:style-name="T1">growth</text:span><text:span text:style-name="T1"> </text:span><text:span text:style-name="T1">problem'?</text:span></text:h>
      <text:p text:style-name="Text_20_body">User can't rely on their key until they can rely on their peers and their peers can rely on their keys. It is desirable that each peer does 'due diligence' and ensures that their own identity is secured. Does the scheme provide a way of being able to prove this? Or at least encourage this behaviour? This requires 'mutual dependence' within the social graph, otherwise we would need an infinite number of peers to enforce this strictly.</text:p>
      <text:h text:style-name="Heading_20_2" text:outline-level="2">Overview of Schemes to Consider</text:h>
      <text:h text:style-name="Heading_20_3" text:outline-level="3">Master Secret Recovery</text:h>
      <text:p text:style-name="First_20_paragraph">Multiple keys or passwords can be generated deterministically from a single master key, which is generally stored in a seperate location, which could be offline, on paper, or even memorized.</text:p>
      <text:p text:style-name="Text_20_body">While this is not a social scheme, it is worth noting this technique's application in indentifier recovery. A derived sub-key can be used to secure the indentifier or account. When it is lost or compromised, the master key is used to generate a new sub-key. Cryptographic techniques allow a potentially infinite number of sub-keys to be generated, so as long as the master key remains secure this process can be carried out many times.</text:p>
      <text:p text:style-name="Text_20_body">QR codes can be used to store data on paper or transfer to an air-gapped (offline) device. Furthermore, the key can be stored as a mnemonic phrase consisting of dictionary words, which are easier for humans to read, write, or remember. Mnemonic phrased can also be engraved into hard metals such as titanium in order to survive fire.</text:p>
      <text:p text:style-name="Text_20_body">The limitations of this technique are the existence of a single point of failure and that it relies on the good practices and resources of the user alone. For example, it is not well suited to users who are travelling. It also does not address the inheritance case.</text:p>
      <text:h text:style-name="Heading_20_3" text:outline-level="3">Secret Sharing Schemes</text:h>
      <text:p text:style-name="First_20_paragraph">Threshold based secret sharing schemes, originally proposed by Shamir and Blakley, can be used to recover lost keys by generating a set of shares from a given secret which are then distributed to trusted peers. Shares are points on a polynomial where coefficients are random except for the lowest, which is the secret. The order of polynomial used determines the threshold number of peers required for recovery.</text:p>
      <text:p text:style-name="Text_20_body">Feldman, Pederson, and Berry proposed methods of introducing verification of shares. This mitigates the problem of not being able to identify which share has been maliciously or accidentally modified.</text:p>
      <text:p text:style-name="Text_20_body">For encryption keys these schemes are very useful, as the integrity of the original key is critical for decrypting existing material. But for signing keys, when a key has been compromised we are often more interested in establishing a new key than recovering the old one. This is a major limitation, and means that such schemes are only useful for identifier recovery in the relatively rare scenario where we can be sure the key is lost but not compromised.</text:p>
      <text:p text:style-name="P4">In this case, secret sharing could be used for identifier or account recovery as follows:</text:p>
      <text:list xml:id="list9127438719799417385" text:style-name="L8">
        <text:list-item>
          <text:p text:style-name="P30"><text:soft-page-break/>The identifier holder, Alice, initially creates a signed message announcing that a root public key <text:span text:style-name="T3">R_pub</text:span> is the ultimate controller of Alice's identifier.</text:p>
        </text:list-item>
        <text:list-item>
          <text:p text:style-name="P30">Alice uses a secret sharing scheme to distribute the corresponding private key <text:span text:style-name="T3">R_priv</text:span> amongst m of n of her friends and deletes any traces of <text:span text:style-name="T3">R_priv</text:span> from her machine</text:p>
        </text:list-item>
        <text:list-item>
          <text:p text:style-name="P30">In the event of that Alice loses control of her identifier she contacts m of n group members and asks them to return their secret shares to her.</text:p>
        </text:list-item>
        <text:list-item>
          <text:p text:style-name="P30">Alice then computes <text:span text:style-name="T3">R_priv</text:span> and publishes a signed, timestamped message that reasserts Alice's control over her identifier.</text:p>
        </text:list-item>
        <text:list-item>
          <text:p text:style-name="P44">Any client software which seeks to validate Alice's identifier must resolve the identifiers current status by looking for messages published by <text:span text:style-name="T3">R_priv</text:span>.</text:p>
        </text:list-item>
      </text:list>
      <text:h text:style-name="Heading_20_4" text:outline-level="4"><text:span text:style-name="T4">Advantages:</text:span> </text:h>
      <text:list xml:id="list2118948311189822856" text:style-name="L9">
        <text:list-item>
          <text:p text:style-name="P16">Anonymity of group members is maintained.</text:p>
        </text:list-item>
        <text:list-item>
          <text:p text:style-name="P20">This scheme is easily compatible with schemes where identifiers are controlled by private signing keys and where it is possible to define key or identifier hierarchies.</text:p>
        </text:list-item>
      </text:list>
      <text:h text:style-name="P13" text:outline-level="4">Issues:</text:h>
      <text:list xml:id="list3189238027088241450" text:style-name="L10">
        <text:list-item>
          <text:p text:style-name="P31">Alice must recover the root private key <text:span text:style-name="T3">R_priv</text:span> on a trusted device. If that single device is compromised Alice's identifier essentially becomes unrecoverable.</text:p>
        </text:list-item>
        <text:list-item>
          <text:p text:style-name="P31">Alice must trust her friends to protect the secrecy and integrity of her key shares, which they have no stake in.</text:p>
          <text:list>
            <text:list-item>
              <text:p text:style-name="P21">If Alice's friends have public encryption keys she can encrypt the shares for her friends and store the encrypted shares in a location that is trusted for availability</text:p>
            </text:list-item>
          </text:list>
        </text:list-item>
      </text:list>
      <text:h text:style-name="Heading_20_3" text:outline-level="3">Threshold Signature Schemes / Group Signatures</text:h>
      <text:p text:style-name="First_20_paragraph">Group signatures, originally described by David Chaum in 1991, allow a group member to make a signature on behalf of a group, which proves they are a group member but does not reveal who they are.</text:p>
      <text:p text:style-name="Text_20_body">Threshold-based group signatures require consensus of a specified quorum of group members, and as such have application in social recovery.</text:p>
      <text:h text:style-name="Heading_20_3" text:outline-level="3">Boney-Lynn-Shacham</text:h>
      <text:p text:style-name="First_20_paragraph">The Boneh–Lynn–Shacham signature scheme, which uses Weil pairings on an elliptic curve, have some desirable properties by allowing public key and signature aggregation.</text:p>
      <text:p text:style-name="Text_20_body">Using BLS group signatures it is possible to have a signed message from <text:span text:style-name="T2">m</text:span> of <text:span text:style-name="T2">n</text:span> members of a group, with an identical aggregate signature and public key regardless of which group members signed.</text:p>
      <text:p text:style-name="Text_20_body">This has implications for privacy, as verification is possible without needing to know which group members signed, or even the public keys of any individual group members.</text:p>
      <text:h text:style-name="Heading_20_3" text:outline-level="3">MuSig</text:h>
      <text:p text:style-name="First_20_paragraph">Threshold signatures are also possible with the MuSig signature scheme, which is based on Schnorr signatures and builds upon the Bellare-Nevan multi-signature scheme by also allowing key aggregation.</text:p>
      <text:p text:style-name="Text_20_body">MuSig signatures are provably unmalleable, meaning that given a message and a signature, it is not possible to produce <text:soft-page-break/>another signature which is valid for that message with the same keypair.</text:p>
      <text:h text:style-name="Heading_20_3" text:outline-level="3">Application of Threshold Signatures for Social Recovery</text:h>
      <text:p text:style-name="First_20_paragraph">Threshold signatures could be used for identifier or account recovery as follows:</text:p>
      <text:list xml:id="list2331942187566950922" text:style-name="L11">
        <text:list-item>
          <text:p text:style-name="P32">The identifier holder, Alice, initially publishes a signed message announcing the aggregated public key of the group who are empowered to make assertions on her behalf.</text:p>
        </text:list-item>
        <text:list-item>
          <text:p text:style-name="P32">In the event of key loss or compromise, Alice generates a new keypair, sends her group members a signed, timestamped message containing her new public key, and contacts them out of band to confirm it was her.</text:p>
        </text:list-item>
        <text:list-item>
          <text:p text:style-name="P32"><text:span text:style-name="T2">m</text:span> of <text:span text:style-name="T2">n</text:span> group members each sign the message and their signatures are aggregated to produce and publish a single, signed message asserting Alice's new public key, which also serves to revoke the old one.</text:p>
        </text:list-item>
        <text:list-item>
          <text:p text:style-name="P32">Any client software which seeks to validate messages from Alice must resolve her current public key by looking for messages published by her trusted group.</text:p>
        </text:list-item>
        <text:list-item>
          <text:p text:style-name="P32">Alice publishes another signed message with her new key confirming the public key of her trusted group.</text:p>
        </text:list-item>
        <text:list-item>
          <text:p text:style-name="P45">If group members change, the new group's aggregate public key announcement must be signed by both Alice and the old group.</text:p>
        </text:list-item>
      </text:list>
      <text:p text:style-name="First_20_paragraph">A major advantage of this scheme is that it addresses the case that a key has been compromised. Furthermore, anonymity of group members is maintained. Nobody but Alice can see which group members created the signature or who the group members are. Which makes it difficult for them to be targeted by someone who wanted to impersonate Alice.</text:p>
      <text:p text:style-name="Text_20_body">A major disadvantage is that unlike secret sharing schemes like Shamirs, this recovery mechanism requires changes to the system using it. It cannot be used for existing systems that have not implemented this mechanism.</text:p>
      <text:h text:style-name="Heading_20_3" text:outline-level="3">Social Identifiers Post-Recovery in Distributed Systems</text:h>
      <text:p text:style-name="First_20_paragraph">Since identifiers are recovered by messages signed by a trusted group, in order for the network to learn about changes to an identifier it is important the these recovery messages are propagated.</text:p>
      <text:p text:style-name="Text_20_body">In centralized systems this is trivial since the centralized authority is trusted to propagate messages from users.</text:p>
      <text:p text:style-name="Text_20_body">In decentralized linear consensus systems (e.g. proof of stake blockchains) the propagation of messages can be tied to the consensus mechanism. For example, Alice knows Bob saw her identifier update method as long as Bob has seen data consensus from after Alice published her update. Alice can then assume Bob has seen her update as long as Bob would notice something wrong if the consensus system stalled/did not make progress.</text:p>
      <text:p text:style-name="Text_20_body">In distributed systems, establishing a model for consensus is more difficult. However, one model that can be used is fork-consistency. With fork-consistency, Alice can assert that Bob has seen her update <text:span text:style-name="T3">U</text:span> as long as Bob has seen any update Alice has made since <text:span text:style-name="T3">U</text:span>. In these systems the ability to see fresh/accurate data is gated by the amount of information in the system. For example, with Bitcoin, Alice's protection against Bob seeing a forked blockchain is that if Bob has any interaction with a peer using the correct blockchain he will realize he should look for more information before using Alice's identifier.</text:p>
      <text:h text:style-name="Heading_20_2" text:outline-level="2">Conclusion</text:h>
      <text:p text:style-name="First_20_paragraph">Social recovery schemes have some very promising features but there are many social and technical factors that must be taken into account in order to use them appropriately. Due to the combination of cryptographic techniques and the behaviour of multiple human actors, the simulation and threat modelling of these schemes is particularly difficult.</text:p>
      <text:p text:style-name="Text_20_body"><text:soft-page-break/>While we cannot solve this, we hope that this rubrik draws attention to some factors which might otherwise have been overlooked and encourages further work in this area.</text:p>
      <text:p text:style-name="Text_20_body">Lastly, since asserting an identifier often involves cryptographic signing, we would like to re-emphasise the distinction between the need to recover lost <text:span text:style-name="T2">encryption</text:span> keys, and the need to re-establish new <text:span text:style-name="T2">signing</text:span> keys. That is to say there is little point in recovering a key used for signing once it is assumed to be compromised. Rather, we need a mechanism for establishing a new one.</text:p>
      <text:h text:style-name="Heading_20_2" text:outline-level="2">References</text:h>
      <text:list xml:id="list1570650982527473536" text:style-name="L12">
        <text:list-item>
          <text:p text:style-name="P33"><text:a xlink:type="simple" xlink:href="https://link.springer.com/article/10.1007%2Fs00145-004-0314-9" text:style-name="Internet_20_link" text:visited-style-name="Visited_20_Internet_20_Link"><text:span text:style-name="Definition">Boneh, Lynn &amp; Shacham 'Short Signatures from the Weil Pairing' - Journal of Cryptology, Sept 2004 Vol 17 Issue 4 p297-319</text:span></text:a></text:p>
        </text:list-item>
        <text:list-item>
          <text:p text:style-name="P33"><text:a xlink:type="simple" xlink:href="https://www.semanticscholar.org/paper/Secure-Distributed-Key-Generation-for-Discrete-Log-Gennaro-Jarecki/bf9e630c13f570e2df05b6dcce3ea987015af7c3" text:style-name="Internet_20_link" text:visited-style-name="Visited_20_Internet_20_Link"><text:span text:style-name="Definition">Gennaro Jarecki - Secure distributed key generation for discrete log</text:span></text:a></text:p>
        </text:list-item>
        <text:list-item>
          <text:p text:style-name="P33"><text:a xlink:type="simple" xlink:href="https://blog.keep.network/threshold-signatures-ff2c2b98d9c7" text:style-name="Internet_20_link" text:visited-style-name="Visited_20_Internet_20_Link"><text:span text:style-name="Definition">Threshold Signatures on the keep network</text:span></text:a></text:p>
        </text:list-item>
        <text:list-item>
          <text:p text:style-name="P33"><text:a xlink:type="simple" xlink:href="https://wiki.parity.io/Secret-Store" text:style-name="Internet_20_link" text:visited-style-name="Visited_20_Internet_20_Link"><text:span text:style-name="Definition">Parity's 'secret store' distributed key generation</text:span></text:a></text:p>
        </text:list-item>
        <text:list-item>
          <text:p text:style-name="P33"><text:a xlink:type="simple" xlink:href="https://medium.com/cryptoadvance/bls-signatures-better-than-schnorr-5a7fe30ea716" text:style-name="Internet_20_link" text:visited-style-name="Visited_20_Internet_20_Link"><text:span text:style-name="Definition">BLS Signatures: better than Snorr - Medium ariticle</text:span></text:a></text:p>
        </text:list-item>
        <text:list-item>
          <text:p text:style-name="P33"><text:a xlink:type="simple" xlink:href="https://www.iacr.org/archive/eurocrypt2000/1807/18070209-new.pdf" text:style-name="Internet_20_link" text:visited-style-name="Visited_20_Internet_20_Link"><text:span text:style-name="Definition">Practical Threshold Signatures - Victor Shoup</text:span></text:a> on RSA, from 2000</text:p>
        </text:list-item>
        <text:list-item>
          <text:p text:style-name="P33"><text:a xlink:type="simple" xlink:href="https://github.com/dfinity/dkg" text:style-name="Internet_20_link" text:visited-style-name="Visited_20_Internet_20_Link"><text:span text:style-name="Definition">Dfinity's implementation of Distributed Key Generation using BLS</text:span></text:a></text:p>
        </text:list-item>
        <text:list-item>
          <text:p text:style-name="P33"><text:a xlink:type="simple" xlink:href="https://herumi.github.io/bls-wasm/bls-demo.html" text:style-name="Internet_20_link" text:visited-style-name="Visited_20_Internet_20_Link"><text:span text:style-name="Definition">web based demo of verifiable secret sharing using BLS</text:span></text:a></text:p>
        </text:list-item>
        <text:list-item>
          <text:p text:style-name="P33"><text:a xlink:type="simple" xlink:href="https://upcommons.upc.edu/bitstream/handle/2117/119360/memoria.pdf?sequence=1&amp;isAllowed=y" text:style-name="Internet_20_link" text:visited-style-name="Visited_20_Internet_20_Link"><text:span text:style-name="Definition">Colic, Petar Hlad - Anonymous Threshold Signatures</text:span></text:a></text:p>
        </text:list-item>
        <text:list-item>
          <text:p text:style-name="P33"><text:a xlink:type="simple" xlink:href="http://citeseerx.ist.psu.edu/viewdoc/download?doi=10.1.1.157.6146&amp;rep=rep1&amp;type=pdf" text:style-name="Internet_20_link" text:visited-style-name="Visited_20_Internet_20_Link"><text:span text:style-name="Definition">Back and Zheng - Identity-Based Threshold Signature Scheme from the Bilinear Pairings</text:span></text:a></text:p>
        </text:list-item>
        <text:list-item>
          <text:p text:style-name="P33"><text:a xlink:type="simple" xlink:href="https://eprint.iacr.org/2018/068.pdf" text:style-name="Internet_20_link" text:visited-style-name="Visited_20_Internet_20_Link"><text:span text:style-name="Definition">Gregory Maxwell, Andrew Poelstra1, Yannick Seurin, and Pieter Wuille - Simple Schnorr Multi-Signatures with Applications to Bitcoin</text:span></text:a></text:p>
        </text:list-item>
        <text:list-item>
          <text:p text:style-name="P33"><text:a xlink:type="simple" xlink:href="https://crypto.stanford.edu/~dabo/pubs/papers/BLSmultisig.html" text:style-name="Internet_20_link" text:visited-style-name="Visited_20_Internet_20_Link"><text:span text:style-name="Definition">Boneh, Drijvers and Neven, 'BLS Multi-Signatures With Public-Key Aggregation' 2018</text:span></text:a></text:p>
        </text:list-item>
        <text:list-item>
          <text:p text:style-name="P33"><text:a xlink:type="simple" xlink:href="https://www.cs.bgu.ac.il/~frankel/TechnicalReports/2017/17-02.pdf" text:style-name="Internet_20_link" text:visited-style-name="Visited_20_Internet_20_Link"><text:span text:style-name="Definition">Permanent Revocation Systems - Brownstein, Gilboa,Dolev</text:span></text:a></text:p>
        </text:list-item>
        <text:list-item>
          <text:p text:style-name="P46"><text:a xlink:type="simple" xlink:href="https://link.springer.com/chapter/10.1007%2F3-540-46416-6_22" text:style-name="Internet_20_link" text:visited-style-name="Visited_20_Internet_20_Link"><text:span text:style-name="Definition">Chaum, David; van Heyst, Eugene (1991). 'Group signatures' Advances in Cryptology — EUROCRYPT '91. Lecture Notes in Computer Science. 547. pp. 257–265.</text:span></text:a></text:p>
        </text:list-item>
      </text:list>
      <text:h text:style-name="Heading_20_2" text:outline-level="2">Appendix - The rubrik questions</text:h>
      <text:h text:style-name="Heading_20_4" text:outline-level="4">Actor Experience</text:h>
      <text:list xml:id="list4303493551070393512" text:style-name="L13">
        <text:list-item>
          <text:p text:style-name="P17"><text:span text:style-name="T1">Must</text:span><text:span text:style-name="T1"> peers know their involvement before the setup phase?</text:span></text:p>
        </text:list-item>
        <text:list-item>
          <text:p text:style-name="P34"><text:span text:style-name="T1">Is</text:span><text:span text:style-name="T1"> it neccessary to gain consent from trusted peers?</text:span></text:p>
        </text:list-item>
        <text:list-item>
          <text:p text:style-name="P34"><text:span text:style-name="T1">What</text:span><text:span text:style-name="T1"> involvement is required from peers during stasis?</text:span></text:p>
          <text:list>
            <text:list-item>
              <text:p text:style-name="P35">If significant involvement is required, does the scheme have any mitigation efforts?</text:p>
            </text:list-item>
          </text:list>
        </text:list-item>
      </text:list>
      <text:list xml:id="list2678513536656275090" text:style-name="L14">
        <text:list-item>
          <text:list>
            <text:list-item>
              <text:p text:style-name="P36">Are there External incentives?</text:p>
            </text:list-item>
            <text:list-item>
              <text:p text:style-name="P36">Are there Existing incentives?</text:p>
            </text:list-item>
            <text:list-item>
              <text:p text:style-name="P36">Are there Explicit rewards?</text:p>
            </text:list-item>
          </text:list>
        </text:list-item>
      </text:list>
      <text:list xml:id="list2095065949" text:continue-list="list4303493551070393512" text:style-name="L13">
        <text:list-item>
          <text:p text:style-name="P34"><text:span text:style-name="T1">What</text:span><text:span text:style-name="T1"> involvement is required from the user during stasis?</text:span></text:p>
        </text:list-item>
        <text:list-item>
          <text:p text:style-name="P47"><text:span text:style-name="T1">How</text:span><text:span text:style-name="T1"> does the scheme deal with a loss of confidence in one of the peers?</text:span></text:p>
        </text:list-item>
      </text:list>
      <text:h text:style-name="Heading_20_4" text:outline-level="4">Threat Model</text:h>
      <text:list xml:id="list1509933963" text:continue-numbering="true" text:style-name="L13">
        <text:list-item>
          <text:p text:style-name="P17"><text:span text:style-name="T1">Can</text:span><text:span text:style-name="T1"> the scheme work in a distributed architecture?</text:span></text:p>
        </text:list-item>
        <text:list-item>
          <text:p text:style-name="P35">ow well does the system deal with malicious behaviour of individual peers?</text:p>
        </text:list-item>
        <text:list-item>
          <text:p text:style-name="P34"><text:span text:style-name="T1">Is</text:span><text:span text:style-name="T1"> there a single point of compromise during recovery?</text:span></text:p>
        </text:list-item>
        <text:list-item>
          <text:p text:style-name="P35">Is anonymity of the trusted peers maintained?</text:p>
        </text:list-item>
      </text:list>
      <text:list xml:id="list8211036047281135823" text:style-name="L15">
        <text:list-item>
          <text:list>
            <text:list-item>
              <text:p text:style-name="P37"><text:soft-page-break/>Is there Anonymity from outsiders?</text:p>
            </text:list-item>
            <text:list-item>
              <text:p text:style-name="P37">Is there Anonymity between peers?</text:p>
            </text:list-item>
          </text:list>
        </text:list-item>
      </text:list>
      <text:list xml:id="list524264874" text:continue-list="list1509933963" text:style-name="L13">
        <text:list-item>
          <text:p text:style-name="P22">What security assumptions does the scheme rely on?</text:p>
        </text:list-item>
      </text:list>
      <text:h text:style-name="Heading_20_4" text:outline-level="4">External factors</text:h>
      <text:list xml:id="list72739009" text:continue-numbering="true" text:style-name="L13">
        <text:list-item>
          <text:p text:style-name="P18">How to measure/monitor the strength of the backup network?</text:p>
        </text:list-item>
      </text:list>
      <text:list xml:id="list3710085457003267835" text:style-name="L16">
        <text:list-item>
          <text:list>
            <text:list-item>
              <text:p text:style-name="P19">Is there some kind of 'health check'</text:p>
            </text:list-item>
            <text:list-item>
              <text:p text:style-name="P19">Is there a secondary 'health check' for transitive (indirect) peers?</text:p>
            </text:list-item>
          </text:list>
        </text:list-item>
      </text:list>
      <text:list xml:id="list484734452" text:continue-list="list72739009" text:style-name="L13">
        <text:list-item>
          <text:p text:style-name="P15">Does the scheme address the 'network growth problem'?</text:p>
        </text:list-item>
      </text:list>
      <text:p text:style-name="P3"/>
      <text:p text:style-name="P7"><draw:frame draw:style-name="fr2" draw:name="graphics2" text:anchor-type="paragraph" svg:x="5.5063in" svg:y="0.1591in" svg:width="1.5in" svg:height="1.6098in" draw:z-index="1"><draw:image xlink:href="../../../../../../Dropbox/RWOT/wot-logo.png" xlink:type="simple" xlink:show="embed" xlink:actuate="onLoad"/></draw:frame>Additional Credits</text:p>
      <text:p text:style-name="P4"><text:span text:style-name="T1">Lead Author:</text:span> Gregory Jones</text:p>
      <text:p text:style-name="P4"><text:span text:style-name="T1">Authors:</text:span> Sean Gilligan, Adin Schmahmann, Andrew Hughes, and Christopher Allen</text:p>
      <text:p text:style-name="P3"/>
      <text:p text:style-name="P5">Sample APA Citation:</text:p>
      <text:p text:style-name="P4">Gregory Jones, Gilligan, S., <text:s/><text:span text:style-name="Definition"><text:span text:style-name="T7">Schmahmann, A., Hughes, A., and Allen, C. (2019). <text:s/>Evaluating Social Schemes for Recovering Control of an Identifier. </text:span></text:span><text:span text:style-name="T2">Rebooting the Web of Trust VIII</text:span><text:span text:style-name="T8">. Retrieved from </text:span><text:a xlink:type="simple" xlink:href="https://github.com/WebOfTrustInfo/rwot8-barcelona/blob/master/final-documents/evaluating-social-recovery.pdf" text:style-name="Internet_20_link" text:visited-style-name="Visited_20_Internet_20_Link"><text:span text:style-name="T8">https://github.com/WebOfTrustInfo/rwot8-barcelona/blob/master/final-documents/evaluating-social-recovery.pdf</text:span></text:a><text:span text:style-name="T8">.</text:span></text:p>
      <text:p text:style-name="P10"><text:span text:style-name="T8">This paper is licensed under </text:span><text:a xlink:type="simple" xlink:href="https://creativecommons.org/licenses/by/4.0/" text:style-name="Internet_20_link" text:visited-style-name="Visited_20_Internet_20_Link"><text:span text:style-name="T8">CC-BY-4.0</text:span></text:a><text:span text:style-name="T8">.</text:span></text:p>
      <text:p text:style-name="P3"/>
      <text:h text:style-name="Heading_20_3" text:outline-level="3">About Rebooting the Web of Trust</text:h>
      <text:p text:style-name="P4"><text:span text:style-name="T2">This paper was produced as part of the </text:span><text:a xlink:type="simple" xlink:href="https://github.com/WebOfTrustInfo/rwot8-barcelona" text:style-name="Internet_20_link" text:visited-style-name="Visited_20_Internet_20_Link"><text:span text:style-name="T2">Rebooting the Web of Trust VIII</text:span></text:a><text:span text:style-name="T2"> design workshop. On March 1</text:span><text:span text:style-name="T10">st</text:span><text:span text:style-name="T2"> to 3</text:span><text:span text:style-name="T10">rd</text:span><text:span text:style-name="T2">, 2019, over 80 tech visionaries came together in Barcelona, Spain <text:s/>to talk about the future of decentralized trust on the internet with the goal of writing at least 5 white papers and specs. This is one of them.</text:span></text:p>
      <text:p text:style-name="P11"><text:span text:style-name="T6">RWOT Board of Directors:</text:span><text:span text:style-name="T4"> </text:span>Christopher Allen, Joe Andrieu, Kim Hamilton Duffy</text:p>
      <text:p text:style-name="P11"><text:span text:style-name="T6">Silver Sponsors:</text:span> <text:bookmark text:name="docs-internal-guid-945c8590-7fff-9a2a-1321-b2e8b619fee3"/>Caelum Labs, Digital Contract Design, Generalitat de Catalunya, Protocol Labs, Venn Agency</text:p>
      <text:p text:style-name="P11"><text:bookmark text:name="docs-internal-guid-15d940f7-7fff-f320-7950-f2aaf98f0292"/><text:span text:style-name="T6">Additional Sponsors:</text:span><text:span text:style-name="T4"> </text:span>Validated ID, PTB Ventures</text:p>
      <text:p text:style-name="P11"><text:span text:style-name="T6">Community Sponsors: </text:span><text:bookmark text:name="docs-internal-guid-87f872b8-7fff-1366-169b-e97e8dd5eb6a"/>Blockchain Commons, Digital Bazaar, In Turn Information Management Consulting, Learning Machine, Legendary Requirements</text:p>
      <text:p text:style-name="P9"><text:span text:style-name="T11">Workshop Credits:</text:span> Christopher Allen (Founder), Joe Andrieu (Producer and Facilitator), Shannon Appelcline (Editor-in-chief), and Carlotta Cataldi (Graphical Recorder)</text:p>
      <text:p text:style-name="P6">Thanks to our other contributors and sponsors!</text:p>
      <text:h text:style-name="Heading_20_3" text:outline-level="3">What’s Next?</text:h>
      <text:p text:style-name="P4">The design workshop and this paper are just starting points for Rebooting the Web of Trust. If you have any comments, thoughts, or expansions on this paper, please post them to our GitHub issues page:</text:p>
      <text:p text:style-name="P4"><text:tab/><text:a xlink:type="simple" xlink:href="https://github.com/WebOfTrustInfo/rwot8/issues" text:style-name="Internet_20_link" text:visited-style-name="Visited_20_Internet_20_Link">https://github.com/WebOfTrustInfo/rwot8/issues</text:a> </text:p>
      <text:p text:style-name="P4"><text:soft-page-break/>The ninth Rebooting the Web of Trust design workshop is scheduled for September 3<text:span text:style-name="T9">rd</text:span>-6<text:span text:style-name="T9">th</text:span> 2019 in Prague, The Czech Republic. If you’d like to be involved or would like to help sponsor the event, email: </text:p>
      <text:p text:style-name="P2"><text:tab/><text:a xlink:type="simple" xlink:href="mailto:rwot-leadership@googlegroups.com" text:style-name="Internet_20_link" text:visited-style-name="Visited_20_Internet_20_Link">rwot-leadership@googlegroups.com</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Helvetica, sans-serif"/>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 fo:font-size="10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2in" fo:margin-right="0.2in" fo:margin-top="0.1in" fo:margin-bottom="0.1in" fo:text-indent="0in" style:auto-text-indent="false"/>
      <style:text-properties style:font-name="CMU Sans Serif" fo:font-size="10pt" fo:font-style="italic" fo:font-weight="600"/>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paragraph-properties fo:background-color="transparent">
        <style:background-image/>
      </style:paragraph-properties>
      <style:text-properties style:font-name="CMU Serif2" fo:font-size="10pt" fo:font-weight="normal"/>
    </style:style>
    <style:style style:name="normal" style:family="paragraph" style:default-outline-level="">
      <style:paragraph-properties fo:text-align="start" style:justify-single-word="false" fo:orphans="2" fo:widows="2" style:writing-mode="lr-tb"/>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 style:family="paragraph" style:parent-style-name="Caption" style:class="extra"/>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1"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1"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date style:data-style-name="N84" text:date-value="2019-08-02T10:42:47.98" text:fixed="true">2019-08-02</text:date><text:tab/><text:title>Evaluating Social Schemes for Recovery</text:title> 1.0<text:tab/><text:page-number text:select-page="current">10</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valuating Social Schemes for Recovery</dc:title>
    <dc:date>2019-08-05T11:25:04</dc:date>
    <dc:creator>Shannon Appelcline</dc:creator>
    <meta:editing-duration>PT42M44S</meta:editing-duration>
    <meta:editing-cycles>10</meta:editing-cycles>
    <meta:generator>OpenOffice/4.1.5$Unix OpenOffice.org_project/415m1$Build-9789</meta:generator>
    <meta:printed-by>Shannon Appelcline</meta:printed-by>
    <meta:print-date>2019-08-02T11:08:19</meta:print-date>
    <meta:document-statistic meta:table-count="0" meta:image-count="2" meta:object-count="0" meta:page-count="10" meta:paragraph-count="180" meta:word-count="3833" meta:character-count="23579"/>
  </office:meta>
</office:document-meta>
</file>